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b378" officeooo:paragraph-rsid="000cb378"/>
    </style:style>
    <style:style style:name="P2" style:family="paragraph" style:parent-style-name="Standard">
      <style:text-properties officeooo:rsid="000e5148" officeooo:paragraph-rsid="000e51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2">B</text:p>
      <text:p text:style-name="P2">2.</text:p>
      <text:p text:style-name="P2">C.</text:p>
      <text:p text:style-name="P2">3.</text:p>
      <text:p text:style-name="P2">C</text:p>
      <text:p text:style-name="P2">4.</text:p>
      <text:p text:style-name="P2">D</text:p>
      <text:p text:style-name="P2">5.</text:p>
      <text:p text:style-name="P2">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08:26:50.219000000</meta:creation-date>
    <meta:generator>LibreOffice/7.5.2.2$Windows_X86_64 LibreOffice_project/53bb9681a964705cf672590721dbc85eb4d0c3a2</meta:generator>
    <dc:date>2024-09-26T08:27:41.948000000</dc:date>
    <meta:editing-duration>PT52S</meta:editing-duration>
    <meta:editing-cycles>2</meta:editing-cycles>
    <meta:document-statistic meta:table-count="0" meta:image-count="0" meta:object-count="0" meta:page-count="1" meta:paragraph-count="10" meta:word-count="10" meta:character-count="16" meta:non-whitespace-character-count="16"/>
  </office:meta>
</office:document-meta>
</file>